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n the Potentials of extending Conventional Measurement Tools for Network Deployments using ALTO</text:h>
      <text:p text:style-name="Standard"/>
      <text:p text:style-name="P1">Nowadays it is a common practice for Internet Service Providers (ISPs) to hide their network topology since it is part of their strategical advantage over the competition. However <text:s/>knowledge of an ISP's topology can also benefit its users and partners. It can be used to refine malicious attacks or to provide clues about the ISPs business strategies. Yet it can also be used to write better client-server applications which utilize the network in a more efficient manner, freeing up resources.</text:p>
      <text:p text:style-name="P1">The aim of this Thesis is to explore the possibilities of using an application layer traffic optimization (ALTO) server as a source of information for Internet measurement purposes. ALTO is a protocol designed by the IETF to exchange network related data between a client server to increase the efficiency of the network utilization. The data for which an ALTO server can be queried is basic traffic optimization information that depending on the configuration can be a direct representation or a abstract (aggregated) view of the topology of an ISP. The data gathered through the ALTO services should augment knowledge collected using the Ping and Traceroute tools (Rocketfuel measurement technique). To determine at what setting of the abstraction level (Router to PID aggregation) of an ALTO server it still delivers usable information that extends data collected via Ping and Traceroute.</text:p>
      <text:p text:style-name="P1">To estimate the abstraction level, I am writing a framework that lets me create two views of the “known truth” i.e. my network layout. The views will be an ALTO view and a view created using the Rocketfuel measurement technique that builds upon the Ping and Traceroute tools. In the end the results will be used for comparison and merged in effort to reveal additional nodes or edges. </text:p>
      <text:p text:style-name="P1">Through the use of parameters that model the “star-inference” found in Internet measurement today I am creating a scenario where a certain percentage of the networks infrastructure appears hidden <text:s/>to determine if and at what abstraction level an ALTO can provide data towards revealing hidden infrastructure.</text:p>
      <text:p text:style-name="P1">The research will be conducted upon multiple different network topologies, “a few” generic and “a few” operational. For each topology I have designed different test scenarios which are made up of multiple cases. The scenarios represent each a different amount of nodes hidden in a defined range. The cases that make up a scenario are the different aggregation levels of the ALTO server.</text:p>
      <text:p text:style-name="P1">To evaluate my results I'm going to use the parameters edge- and node count from the different/merged views.</text:p>
      <text:p text:style-name="P1"/>
      <text:p text:style-name="P1">In my results I am expected to find an estimate at what percentage of hidden nodes to PID aggregation level, an ALTO server can deliver data that augments data collected via Rocketfuel measurement techni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electa </meta:initial-creator>
    <meta:creation-date>2014-04-11T13:00:00</meta:creation-date>
    <dc:date>2014-05-09T14:05:25</dc:date>
    <dc:creator>Johannes </dc:creator>
    <meta:editing-duration>PT16H34M3S</meta:editing-duration>
    <meta:editing-cycles>26</meta:editing-cycles>
    <meta:generator>LibreOffice/3.5$Linux_X86_64 LibreOffice_project/350m1$Build-2</meta:generator>
    <meta:document-statistic meta:table-count="0" meta:image-count="0" meta:object-count="0" meta:page-count="1" meta:paragraph-count="8" meta:word-count="461" meta:character-count="2875" meta:non-whitespace-character-count="2419"/>
  </office:meta>
</office:document-meta>
</file>